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fo:font-size="12pt" fo:font-weight="normal" officeooo:rsid="001e99a6" officeooo:paragraph-rsid="001469c4"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Times" fo:font-size="12pt" fo:font-weight="normal" officeooo:rsid="0011909b" officeooo:paragraph-rsid="001469c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fo:font-size="12pt" fo:font-weight="normal" officeooo:rsid="00127d08" officeooo:paragraph-rsid="001469c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fo:font-size="12pt" fo:font-weight="normal" officeooo:rsid="00171d4c" officeooo:paragraph-rsid="001469c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fo:font-size="12pt" fo:font-weight="normal" officeooo:rsid="001b1453" officeooo:paragraph-rsid="001469c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fo:font-weight="normal" officeooo:rsid="001dee09" officeooo:paragraph-rsid="001469c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fo:font-weight="normal" officeooo:rsid="001621d8" officeooo:paragraph-rsid="001621d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fo:font-size="12pt" fo:font-weight="bold" officeooo:rsid="000faa5c" officeooo:paragraph-rsid="001469c4"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fo:font-size="12pt" fo:font-weight="bold" officeooo:rsid="0011909b" officeooo:paragraph-rsid="001469c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fo:font-size="12pt" fo:font-weight="bold" officeooo:rsid="001dee09" officeooo:paragraph-rsid="001469c4"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Times" fo:font-size="12pt" fo:font-weight="bold" officeooo:rsid="001e99a6" officeooo:paragraph-rsid="001469c4"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Times" fo:font-size="16pt" fo:font-weight="bold" officeooo:rsid="000faa5c" officeooo:paragraph-rsid="001469c4" style:font-size-asian="16pt" style:font-weight-asian="bold" style:font-size-complex="16pt" style:font-weight-complex="bold"/>
    </style:style>
    <style:style style:name="T1" style:family="text">
      <style:text-properties officeooo:rsid="00127d08"/>
    </style:style>
    <style:style style:name="T2" style:family="text">
      <style:text-properties officeooo:rsid="0013d972"/>
    </style:style>
    <style:style style:name="T3" style:family="text">
      <style:text-properties officeooo:rsid="00160922"/>
    </style:style>
    <style:style style:name="T4" style:family="text">
      <style:text-properties officeooo:rsid="00171d4c"/>
    </style:style>
    <style:style style:name="T5" style:family="text">
      <style:text-properties officeooo:rsid="001799b5"/>
    </style:style>
    <style:style style:name="T6" style:family="text">
      <style:text-properties fo:font-weight="bold" officeooo:rsid="000faa5c" style:font-weight-asian="bold" style:font-weight-complex="bold"/>
    </style:style>
    <style:style style:name="T7" style:family="text">
      <style:text-properties officeooo:rsid="001be5a7"/>
    </style:style>
    <style:style style:name="T8" style:family="text">
      <style:text-properties officeooo:rsid="001b1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2">3. Generating Hard Mazes</text:p>
      <text:p text:style-name="P8"/>
      <text:p text:style-name="P8">What local search algorithm did you pick, and why?</text:p>
      <text:p text:style-name="P9"/>
      <text:p text:style-name="P2">We picked beam search algorithm for which neighbours are generated using genetic algorithm, by mixing and mutating two mazes.</text:p>
      <text:p text:style-name="P2"/>
      <text:p text:style-name="P2">Pseudo Code:</text:p>
      <text:p text:style-name="P2"><text:tab/>BeamSearchWithGenetic(<text:span text:style-name="T1">k, dimension, probability</text:span>):</text:p>
      <text:p text:style-name="P2"><text:tab/><text:tab/><text:span text:style-name="T2">1: Generate k random solvable mazes.</text:span></text:p>
      <text:p text:style-name="P3"><text:tab/><text:tab/><text:span text:style-name="T2">2: </text:span>Calculate hardnessScore <text:span text:style-name="T2">for each maze</text:span></text:p>
      <text:p text:style-name="P2"><text:tab/><text:tab/><text:span text:style-name="T2">3: Add them to a priority queue which compares based on hardnessScore</text:span></text:p>
      <text:p text:style-name="P2"><text:tab/><text:tab/><text:span text:style-name="T2">4: Generate children for each pair of mazes and add them to priority queue</text:span></text:p>
      <text:p text:style-name="P2"><text:tab/><text:tab/><text:span text:style-name="T2">5: Take top k survivors from priority queue</text:span></text:p>
      <text:p text:style-name="P2"><text:tab/><text:tab/><text:span text:style-name="T2">6: Go to step 4 until the average hardness of k hardestMazes is not increased for more than 2 iterations</text:span></text:p>
      <text:p text:style-name="P2"/>
      <text:p text:style-name="P2"><text:tab/><text:span text:style-name="T3">HardnessScore = (2*pathLength + 3*exploredNodes + 1*maxFringeLength)/6</text:span></text:p>
      <text:p text:style-name="P2"/>
      <text:p text:style-name="P2"><text:tab/><text:span text:style-name="T4">GenerateChildren(maze1, maze2):</text:span></text:p>
      <text:p text:style-name="P2"><text:tab/><text:tab/><text:span text:style-name="T4">Create 2 children </text:span></text:p>
      <text:p text:style-name="P4"><text:tab/><text:tab/><text:tab/>First half of maze1 and second half of maze2</text:p>
      <text:p text:style-name="P2"><text:tab/><text:tab/><text:tab/><text:span text:style-name="T4">First half of maze2 and second half of maze1</text:span></text:p>
      <text:p text:style-name="P2"><text:span text:style-name="T5"><text:tab/></text:span></text:p>
      <text:p text:style-name="P2"><text:span text:style-name="T5"><text:tab/>Because beam search is better than hill climing (or) hill climing with random restarts. We also used a slack count which is similar to simulated annealing which allows population to breed even if average hardness of the top k population doesn’t increase for 2 (maxSlackCount) iterations.</text:span></text:p>
      <text:p text:style-name="P2"/>
      <text:p text:style-name="P5"><text:span text:style-name="T6">How are you representing the maze/environment to be able to utilize this search algorithm? </text:span></text:p>
      <text:p text:style-name="P5"><text:span text:style-name="T6"/></text:p>
      <text:p text:style-name="P5">Maze is represented as a matrix (array of arrays)<text:span text:style-name="T7">.</text:span></text:p>
      <text:p text:style-name="P5"/>
      <text:p text:style-name="P8">What design choices did you have to make to make to apply this search algorithm to this problem?</text:p>
      <text:p text:style-name="P9"/>
      <text:p text:style-name="P6">Neighbour in beam search algorithm is treated as child generated from genetic algo. It <text:span text:style-name="T8">is generated using first half of columns from first parent and second half from second parent, and then mutate child at dimension/2 number of cells with probability 0.5 (mutate probability hard coded). </text:span>We also defined a hardness score which is weighted average of different aspects of hardness of maze namely path length in the maze, explored nodes, max fringe length.</text:p>
      <text:p text:style-name="P6"/>
      <text:p text:style-name="P10">Unlike the problem of solving the maze, for which the ‘goal’ is well-defined, it is difficult to know if you have constructed the ‘hardest’ maze. What kind of termination conditions can you apply here to generate hard if not the hardest maze?</text:p>
      <text:p text:style-name="P10"/>
      <text:p text:style-name="P6">Termination condition is determined by monitoring the average hardness of top k hardest mazes. Algorithm is stopped if average hardness of the top k mazes is not increased. However, we also <text:soft-page-break/>introduced a slack count (hard coded as 2) which is similar to simulated annealing in hill climbing. We let the population to breed for at most 2 times even though average hardness of top k mazes is not improved.</text:p>
      <text:p text:style-name="P10"/>
      <text:p text:style-name="P10">What kind of shortcomings or advantages do you anticipate from your approach?</text:p>
      <text:p text:style-name="P1"/>
      <text:p text:style-name="P1">This algorithm depends mostly on the hardnessScore calculated. If hardness score function doesn’t capture the “hardness” of the maze, then top k hard mazes are not hard. Advantage of this approach is that, finding the neighbours of a maze can be done by just alternating one block of maze cell, however the hardness of a maze is not effected by just one block, so it takes lot of iterations (mostly useless) in improving hardness of the maze, where as using genetic algo preserves the “hard” part of a parent maze ( if present in the first half columns) which improves hardness of the maze in less number of iterations.</text:p>
      <text:p text:style-name="P1"/>
      <text:p text:style-name="P11">Do your results agree with your intuition?</text:p>
      <text:p text:style-name="P11"/>
      <text:p text:style-name="P7">Yes, the hard mazes found with above metrics actually reflect the metrics used for capturing hardness maz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8:10:29.052361361</meta:creation-date>
    <dc:date>2019-09-25T20:12:40.753761562</dc:date>
    <meta:editing-duration>PT11M39S</meta:editing-duration>
    <meta:editing-cycles>2</meta:editing-cycles>
    <meta:generator>LibreOffice/6.0.7.3$Linux_X86_64 LibreOffice_project/00m0$Build-3</meta:generator>
    <meta:document-statistic meta:table-count="0" meta:image-count="0" meta:object-count="0" meta:page-count="2" meta:paragraph-count="28" meta:word-count="551" meta:character-count="3326" meta:non-whitespace-character-count="2775"/>
  </office:meta>
</office:document-meta>
</file>